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42540"/>
    </style:style>
    <style:style style:name="P2" style:family="paragraph" style:parent-style-name="Header">
      <style:text-properties style:font-name="Garamond" fo:font-size="12pt" officeooo:rsid="00142540" officeooo:paragraph-rsid="00142540" style:font-size-asian="12pt" style:font-size-complex="12pt"/>
    </style:style>
    <style:style style:name="P3" style:family="paragraph" style:parent-style-name="Footer">
      <style:paragraph-properties fo:text-align="start" style:justify-single-word="false"/>
      <style:text-properties style:font-name="Garamond" officeooo:rsid="00142540" officeooo:paragraph-rsid="00142540"/>
    </style:style>
    <style:style style:name="P4" style:family="paragraph" style:parent-style-name="Standard">
      <style:paragraph-properties fo:text-align="center" style:justify-single-word="false"/>
      <style:text-properties officeooo:rsid="00142540" officeooo:paragraph-rsid="00142540"/>
    </style:style>
    <style:style style:name="P5" style:family="paragraph" style:parent-style-name="Standard">
      <style:paragraph-properties fo:text-align="center" style:justify-single-word="false"/>
      <style:text-properties officeooo:rsid="00142540" officeooo:paragraph-rsid="0019fa13"/>
    </style:style>
    <style:style style:name="P6" style:family="paragraph" style:parent-style-name="Standard">
      <style:paragraph-properties fo:text-align="start" style:justify-single-word="false"/>
      <style:text-properties fo:font-weight="bold" officeooo:rsid="001655ce" officeooo:paragraph-rsid="001655ce" style:font-weight-asian="bold" style:font-weight-complex="bold"/>
    </style:style>
    <style:style style:name="P7" style:family="paragraph" style:parent-style-name="Standard">
      <style:paragraph-properties fo:text-align="justify" style:justify-single-word="false"/>
      <style:text-properties fo:font-weight="bold" officeooo:rsid="001f24f2" officeooo:paragraph-rsid="001f24f2" style:font-weight-asian="bold" style:font-weight-complex="bold"/>
    </style:style>
    <style:style style:name="P8" style:family="paragraph" style:parent-style-name="Standard">
      <style:paragraph-properties fo:text-align="justify" style:justify-single-word="false"/>
      <style:text-properties fo:font-weight="bold" officeooo:rsid="001f24f2" officeooo:paragraph-rsid="0027061b" style:font-weight-asian="bold" style:font-weight-complex="bold"/>
    </style:style>
    <style:style style:name="P9" style:family="paragraph" style:parent-style-name="Standard">
      <style:paragraph-properties fo:text-align="center" style:justify-single-word="false"/>
      <style:text-properties officeooo:paragraph-rsid="00149dc1"/>
    </style:style>
    <style:style style:name="P10" style:family="paragraph" style:parent-style-name="Standard">
      <style:paragraph-properties fo:text-align="center" style:justify-single-word="false"/>
      <style:text-properties officeooo:paragraph-rsid="001b076d"/>
    </style:style>
    <style:style style:name="P11" style:family="paragraph" style:parent-style-name="Standard">
      <style:paragraph-properties fo:text-align="center" style:justify-single-word="false"/>
      <style:text-properties officeooo:paragraph-rsid="001f24f2"/>
    </style:style>
    <style:style style:name="P12" style:family="paragraph" style:parent-style-name="Standard">
      <style:paragraph-properties fo:text-align="center" style:justify-single-word="false"/>
      <style:text-properties officeooo:paragraph-rsid="001655ce"/>
    </style:style>
    <style:style style:name="P13" style:family="paragraph" style:parent-style-name="Standard">
      <style:paragraph-properties fo:text-align="center" style:justify-single-word="false"/>
      <style:text-properties officeooo:paragraph-rsid="0027061b"/>
    </style:style>
    <style:style style:name="P14" style:family="paragraph" style:parent-style-name="Standard">
      <style:paragraph-properties fo:text-align="center" style:justify-single-word="false"/>
      <style:text-properties officeooo:paragraph-rsid="0028ed44"/>
    </style:style>
    <style:style style:name="P15" style:family="paragraph" style:parent-style-name="Standard">
      <style:paragraph-properties fo:text-align="start" style:justify-single-word="false"/>
      <style:text-properties officeooo:paragraph-rsid="001655ce"/>
    </style:style>
    <style:style style:name="P16" style:family="paragraph" style:parent-style-name="Standard">
      <style:paragraph-properties fo:text-align="start" style:justify-single-word="false"/>
      <style:text-properties officeooo:paragraph-rsid="0027137d"/>
    </style:style>
    <style:style style:name="P17" style:family="paragraph" style:parent-style-name="Standard">
      <style:paragraph-properties fo:text-align="center" style:justify-single-word="false"/>
      <style:text-properties officeooo:rsid="00149dc1" officeooo:paragraph-rsid="00149dc1"/>
    </style:style>
    <style:style style:name="P18" style:family="paragraph" style:parent-style-name="Standard">
      <style:paragraph-properties fo:text-align="center" style:justify-single-word="false"/>
      <style:text-properties officeooo:rsid="00149dc1" officeooo:paragraph-rsid="001655ce"/>
    </style:style>
    <style:style style:name="P19" style:family="paragraph" style:parent-style-name="Standard">
      <style:paragraph-properties fo:text-align="center" style:justify-single-word="false"/>
      <style:text-properties officeooo:rsid="00149dc1" officeooo:paragraph-rsid="001f24f2"/>
    </style:style>
    <style:style style:name="P20" style:family="paragraph" style:parent-style-name="Standard">
      <style:paragraph-properties fo:text-align="center" style:justify-single-word="false"/>
      <style:text-properties officeooo:rsid="00149dc1" officeooo:paragraph-rsid="0027061b"/>
    </style:style>
    <style:style style:name="P21" style:family="paragraph" style:parent-style-name="Standard">
      <style:paragraph-properties fo:text-align="center" style:justify-single-word="false"/>
      <style:text-properties fo:font-weight="normal" officeooo:rsid="00149dc1" officeooo:paragraph-rsid="001655ce" style:font-weight-asian="normal" style:font-weight-complex="normal"/>
    </style:style>
    <style:style style:name="P22" style:family="paragraph" style:parent-style-name="Standard">
      <style:paragraph-properties fo:text-align="start" style:justify-single-word="false"/>
      <style:text-properties fo:font-weight="normal" officeooo:rsid="00235400" officeooo:paragraph-rsid="00235400" style:font-weight-asian="normal" style:font-weight-complex="normal"/>
    </style:style>
    <style:style style:name="P23" style:family="paragraph" style:parent-style-name="Standard">
      <style:paragraph-properties fo:text-align="justify" style:justify-single-word="false"/>
      <style:text-properties officeooo:paragraph-rsid="0019fa13"/>
    </style:style>
    <style:style style:name="P24" style:family="paragraph" style:parent-style-name="Standard">
      <style:paragraph-properties fo:text-align="justify" style:justify-single-word="false"/>
      <style:text-properties officeooo:paragraph-rsid="001ba095"/>
    </style:style>
    <style:style style:name="P25" style:family="paragraph" style:parent-style-name="Standard">
      <style:paragraph-properties fo:text-align="justify" style:justify-single-word="false"/>
      <style:text-properties officeooo:paragraph-rsid="00142540"/>
    </style:style>
    <style:style style:name="P26" style:family="paragraph" style:parent-style-name="Standard">
      <style:paragraph-properties fo:text-align="justify" style:justify-single-word="false"/>
      <style:text-properties officeooo:paragraph-rsid="001bc7ea"/>
    </style:style>
    <style:style style:name="P27" style:family="paragraph" style:parent-style-name="Standard">
      <style:paragraph-properties fo:text-align="justify" style:justify-single-word="false"/>
      <style:text-properties officeooo:paragraph-rsid="0027137d"/>
    </style:style>
    <style:style style:name="P28" style:family="paragraph" style:parent-style-name="Standard">
      <style:paragraph-properties fo:text-align="justify" style:justify-single-word="false"/>
      <style:text-properties fo:font-size="14pt" fo:font-weight="bold" officeooo:rsid="0027137d" officeooo:paragraph-rsid="0027137d" style:font-size-asian="14pt" style:font-weight-asian="bold" style:font-size-complex="14pt" style:font-weight-complex="bold"/>
    </style:style>
    <style:style style:name="P29" style:family="paragraph" style:parent-style-name="Standard">
      <style:text-properties style:font-name="Garamond" fo:font-size="14pt" fo:font-weight="bold" officeooo:rsid="00142540" officeooo:paragraph-rsid="00142540" style:font-size-asian="14pt" style:font-weight-asian="bold" style:font-size-complex="14pt" style:font-weight-complex="bold"/>
    </style:style>
    <style:style style:name="P30" style:family="paragraph" style:parent-style-name="Standard">
      <style:paragraph-properties fo:text-align="justify" style:justify-single-word="false"/>
      <style:text-properties style:font-name="Garamond" fo:font-size="14pt" fo:font-weight="normal" officeooo:rsid="0026597f" officeooo:paragraph-rsid="001bc7ea"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style:font-name="Garamond" fo:font-size="12pt" fo:font-weight="normal" officeooo:rsid="00142540" officeooo:paragraph-rsid="00142540" style:font-size-asian="10.5pt" style:font-weight-asian="normal" style:font-size-complex="12pt" style:font-weight-complex="normal"/>
    </style:style>
    <style:style style:name="P32" style:family="paragraph" style:parent-style-name="Standard">
      <style:text-properties style:font-name="Garamond" fo:font-size="12pt" fo:font-weight="normal" officeooo:rsid="00142540" officeooo:paragraph-rsid="00142540"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style:font-name="Garamond" fo:font-size="12pt" fo:font-weight="normal" officeooo:rsid="00142540" officeooo:paragraph-rsid="00142540"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style:font-name="Garamond" fo:font-size="12pt" fo:font-weight="normal" officeooo:rsid="00142540" officeooo:paragraph-rsid="001f24f2"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Garamond" fo:font-size="12pt" fo:font-weight="normal" officeooo:rsid="00142540" officeooo:paragraph-rsid="00142540"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Garamond" fo:font-size="12pt" fo:font-weight="normal" officeooo:rsid="00149dc1" officeooo:paragraph-rsid="00149dc1"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style:font-name="Garamond" fo:font-size="12pt" fo:font-weight="normal" officeooo:rsid="00149dc1" officeooo:paragraph-rsid="00149dc1"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style:font-name="Garamond" fo:font-size="12pt" fo:font-weight="normal" officeooo:rsid="00149dc1" officeooo:paragraph-rsid="001655ce"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style:font-name="Garamond" fo:font-size="12pt" fo:font-weight="normal" officeooo:rsid="00149dc1" officeooo:paragraph-rsid="001f24f2"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style:font-name="Garamond" fo:font-size="12pt" fo:font-weight="normal" officeooo:rsid="00149dc1" officeooo:paragraph-rsid="0027061b"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style:font-name="Garamond" fo:font-size="12pt" fo:font-weight="normal" officeooo:rsid="001655ce" officeooo:paragraph-rsid="001655ce"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Garamond" fo:font-size="12pt" fo:font-weight="normal" officeooo:rsid="001655ce" officeooo:paragraph-rsid="001655ce"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Garamond" fo:font-size="12pt" fo:font-weight="normal" officeooo:rsid="0019fa13" officeooo:paragraph-rsid="001655ce" style:font-size-asian="10.5pt" style:font-weight-asian="normal" style:font-size-complex="12pt" style:font-weight-complex="normal"/>
    </style:style>
    <style:style style:name="P44" style:family="paragraph" style:parent-style-name="Standard">
      <style:paragraph-properties fo:text-align="center" style:justify-single-word="false"/>
      <style:text-properties style:font-name="Garamond" fo:font-size="12pt" fo:font-weight="normal" officeooo:rsid="0019fa13" officeooo:paragraph-rsid="0019fa13"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Garamond" fo:font-size="12pt" fo:font-weight="normal" officeooo:rsid="001bc7ea" officeooo:paragraph-rsid="001bc7ea"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Garamond" fo:font-size="12pt" fo:font-weight="normal" officeooo:rsid="0027137d" officeooo:paragraph-rsid="0027137d"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Garamond" fo:font-size="12pt" fo:font-weight="normal" officeooo:rsid="001be9fb" officeooo:paragraph-rsid="001bc7ea"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Garamond" fo:font-size="12pt" fo:font-style="italic" fo:font-weight="normal" officeooo:rsid="001ba095" officeooo:paragraph-rsid="001ba095"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text-properties style:font-name="Garamond" fo:font-size="12pt" fo:font-weight="bold" officeooo:rsid="00235400" officeooo:paragraph-rsid="00235400" style:font-size-asian="10.5pt" style:font-weight-asian="bold" style:font-size-complex="12pt" style:font-weight-complex="bold"/>
    </style:style>
    <style:style style:name="T1" style:family="text">
      <style:text-properties style:font-name="Garamond"/>
    </style:style>
    <style:style style:name="T2" style:family="text">
      <style:text-properties style:font-name="Garamond" fo:font-size="14pt" fo:font-weight="bold" officeooo:rsid="00142540" style:font-size-asian="14pt" style:font-weight-asian="bold" style:font-size-complex="14pt" style:font-weight-complex="bold"/>
    </style:style>
    <style:style style:name="T3" style:family="text">
      <style:text-properties style:font-name="Garamond" fo:font-size="14pt" fo:font-weight="bold" officeooo:rsid="001ba095" style:font-size-asian="14pt" style:font-weight-asian="bold" style:font-size-complex="14pt" style:font-weight-complex="bold"/>
    </style:style>
    <style:style style:name="T4" style:family="text">
      <style:text-properties style:font-name="Garamond" fo:font-size="14pt" officeooo:rsid="00142540" style:font-size-asian="14pt" style:font-size-complex="14pt"/>
    </style:style>
    <style:style style:name="T5" style:family="text">
      <style:text-properties style:font-name="Garamond" fo:font-size="12pt" fo:font-weight="normal" style:font-size-asian="10.5pt" style:font-weight-asian="normal" style:font-size-complex="12pt" style:font-weight-complex="normal"/>
    </style:style>
    <style:style style:name="T6" style:family="text">
      <style:text-properties style:font-name="Garamond" fo:font-size="12pt" fo:font-weight="normal" officeooo:rsid="00142540" style:font-size-asian="10.5pt" style:font-weight-asian="normal" style:font-size-complex="12pt" style:font-weight-complex="normal"/>
    </style:style>
    <style:style style:name="T7" style:family="text">
      <style:text-properties style:font-name="Garamond" fo:font-size="12pt" fo:font-weight="normal" officeooo:rsid="001655ce" style:font-size-asian="10.5pt" style:font-weight-asian="normal" style:font-size-complex="12pt" style:font-weight-complex="normal"/>
    </style:style>
    <style:style style:name="T8" style:family="text">
      <style:text-properties style:font-name="Garamond" fo:font-size="12pt" fo:font-weight="normal" officeooo:rsid="0019fa13" style:font-size-asian="10.5pt" style:font-weight-asian="normal" style:font-size-complex="12pt" style:font-weight-complex="normal"/>
    </style:style>
    <style:style style:name="T9" style:family="text">
      <style:text-properties style:font-name="Garamond" fo:font-size="12pt" fo:font-weight="normal" officeooo:rsid="00149dc1" style:font-size-asian="10.5pt" style:font-weight-asian="normal" style:font-size-complex="12pt" style:font-weight-complex="normal"/>
    </style:style>
    <style:style style:name="T10" style:family="text">
      <style:text-properties style:font-name="Garamond" fo:font-size="12pt" fo:font-weight="normal" officeooo:rsid="001b076d" style:font-size-asian="10.5pt" style:font-weight-asian="normal" style:font-size-complex="12pt" style:font-weight-complex="normal"/>
    </style:style>
    <style:style style:name="T11" style:family="text">
      <style:text-properties style:font-name="Garamond" fo:font-size="12pt" fo:font-weight="normal" officeooo:rsid="001ba095" style:font-size-asian="10.5pt" style:font-weight-asian="normal" style:font-size-complex="12pt" style:font-weight-complex="normal"/>
    </style:style>
    <style:style style:name="T12" style:family="text">
      <style:text-properties style:font-name="Garamond" fo:font-size="12pt" fo:font-weight="normal" officeooo:rsid="001bc7ea" style:font-size-asian="10.5pt" style:font-weight-asian="normal" style:font-size-complex="12pt" style:font-weight-complex="normal"/>
    </style:style>
    <style:style style:name="T13" style:family="text">
      <style:text-properties style:font-name="Garamond" fo:font-size="12pt" fo:font-weight="normal" officeooo:rsid="001be9fb" style:font-size-asian="10.5pt" style:font-weight-asian="normal" style:font-size-complex="12pt" style:font-weight-complex="normal"/>
    </style:style>
    <style:style style:name="T14" style:family="text">
      <style:text-properties style:font-name="Garamond" fo:font-size="12pt" fo:font-weight="normal" officeooo:rsid="001c8155" style:font-size-asian="10.5pt" style:font-weight-asian="normal" style:font-size-complex="12pt" style:font-weight-complex="normal"/>
    </style:style>
    <style:style style:name="T15" style:family="text">
      <style:text-properties style:font-name="Garamond" fo:font-size="12pt" fo:font-weight="normal" officeooo:rsid="001f24f2" style:font-size-asian="10.5pt" style:font-weight-asian="normal" style:font-size-complex="12pt" style:font-weight-complex="normal"/>
    </style:style>
    <style:style style:name="T16" style:family="text">
      <style:text-properties style:font-name="Garamond" fo:font-size="12pt" fo:font-weight="normal" officeooo:rsid="00212f72" style:font-size-asian="10.5pt" style:font-weight-asian="normal" style:font-size-complex="12pt" style:font-weight-complex="normal"/>
    </style:style>
    <style:style style:name="T17" style:family="text">
      <style:text-properties style:font-name="Garamond" fo:font-size="12pt" fo:font-weight="normal" officeooo:rsid="002407f1" style:font-size-asian="10.5pt" style:font-weight-asian="normal" style:font-size-complex="12pt" style:font-weight-complex="normal"/>
    </style:style>
    <style:style style:name="T18" style:family="text">
      <style:text-properties style:font-name="Garamond" fo:font-size="12pt" fo:font-weight="normal" officeooo:rsid="00257e20" style:font-size-asian="10.5pt" style:font-weight-asian="normal" style:font-size-complex="12pt" style:font-weight-complex="normal"/>
    </style:style>
    <style:style style:name="T19" style:family="text">
      <style:text-properties style:font-name="Garamond" fo:font-size="12pt" fo:font-weight="normal" officeooo:rsid="0026597f" style:font-size-asian="10.5pt" style:font-weight-asian="normal" style:font-size-complex="12pt" style:font-weight-complex="normal"/>
    </style:style>
    <style:style style:name="T20" style:family="text">
      <style:text-properties style:font-name="Garamond" fo:font-size="12pt" fo:font-weight="normal" officeooo:rsid="0027061b" style:font-size-asian="10.5pt" style:font-weight-asian="normal" style:font-size-complex="12pt" style:font-weight-complex="normal"/>
    </style:style>
    <style:style style:name="T21" style:family="text">
      <style:text-properties style:font-name="Garamond" fo:font-size="12pt" fo:font-weight="normal" officeooo:rsid="0027137d" style:font-size-asian="10.5pt" style:font-weight-asian="normal" style:font-size-complex="12pt" style:font-weight-complex="normal"/>
    </style:style>
    <style:style style:name="T22" style:family="text">
      <style:text-properties style:font-name="Garamond" fo:font-size="12pt" fo:font-weight="normal" officeooo:rsid="00289d2d" style:font-size-asian="10.5pt" style:font-weight-asian="normal" style:font-size-complex="12pt" style:font-weight-complex="normal"/>
    </style:style>
    <style:style style:name="T23" style:family="text">
      <style:text-properties style:font-name="Garamond" fo:font-size="12pt" fo:font-weight="normal" officeooo:rsid="002c9dcf" style:font-size-asian="10.5pt" style:font-weight-asian="normal" style:font-size-complex="12pt" style:font-weight-complex="normal"/>
    </style:style>
    <style:style style:name="T24" style:family="text">
      <style:text-properties style:font-name="Garamond" fo:font-size="12pt" fo:font-weight="normal" officeooo:rsid="002e3023" style:font-size-asian="10.5pt" style:font-weight-asian="normal" style:font-size-complex="12pt" style:font-weight-complex="normal"/>
    </style:style>
    <style:style style:name="T25" style:family="text">
      <style:text-properties style:font-name="Garamond" fo:font-size="12pt" fo:font-weight="normal" officeooo:rsid="003540de" style:font-size-asian="10.5pt" style:font-weight-asian="normal" style:font-size-complex="12pt" style:font-weight-complex="normal"/>
    </style:style>
    <style:style style:name="T26" style:family="text">
      <style:text-properties style:font-name="Garamond" fo:font-size="12pt" fo:font-weight="normal" officeooo:rsid="003729cc" style:font-size-asian="10.5pt" style:font-weight-asian="normal" style:font-size-complex="12pt" style:font-weight-complex="normal"/>
    </style:style>
    <style:style style:name="T27" style:family="text">
      <style:text-properties style:font-name="Garamond" fo:font-size="12pt" style:font-size-asian="10.5pt" style:font-size-complex="12pt"/>
    </style:style>
    <style:style style:name="T28" style:family="text">
      <style:text-properties style:font-name="Garamond" fo:font-size="12pt" officeooo:rsid="001655ce" style:font-size-asian="10.5pt" style:font-size-complex="12pt"/>
    </style:style>
    <style:style style:name="T29" style:family="text">
      <style:text-properties style:font-name="Garamond" fo:font-size="12pt" officeooo:rsid="0019fa13" style:font-size-asian="10.5pt" style:font-size-complex="12pt"/>
    </style:style>
    <style:style style:name="T30" style:family="text">
      <style:text-properties style:font-name="Garamond" fo:font-size="12pt" officeooo:rsid="001dbda5" style:font-size-asian="10.5pt" style:font-size-complex="12pt"/>
    </style:style>
    <style:style style:name="T31" style:family="text">
      <style:text-properties style:font-name="Garamond" fo:font-size="12pt" fo:font-weight="bold" officeooo:rsid="001655ce" style:font-size-asian="10.5pt" style:font-weight-asian="bold" style:font-size-complex="12pt" style:font-weight-complex="bold"/>
    </style:style>
    <style:style style:name="T32" style:family="text">
      <style:text-properties style:font-name="Garamond" fo:font-size="12pt" fo:font-weight="bold" officeooo:rsid="001dbda5" style:font-size-asian="10.5pt" style:font-weight-asian="bold" style:font-size-complex="12pt" style:font-weight-complex="bold"/>
    </style:style>
    <style:style style:name="T33" style:family="text">
      <style:text-properties style:font-name="Garamond" fo:font-size="12pt" fo:font-weight="bold" officeooo:rsid="0019fa13" style:font-size-asian="10.5pt" style:font-weight-asian="bold" style:font-size-complex="12pt" style:font-weight-complex="bold"/>
    </style:style>
    <style:style style:name="T34" style:family="text">
      <style:text-properties style:font-name="Garamond" fo:font-size="12pt" fo:font-weight="bold" officeooo:rsid="002407f1" style:font-size-asian="10.5pt" style:font-weight-asian="bold" style:font-size-complex="12pt" style:font-weight-complex="bold"/>
    </style:style>
    <style:style style:name="T35" style:family="text">
      <style:text-properties style:font-name="Garamond" fo:font-size="12pt" fo:font-weight="bold" officeooo:rsid="0027061b" style:font-size-asian="10.5pt" style:font-weight-asian="bold" style:font-size-complex="12pt" style:font-weight-complex="bold"/>
    </style:style>
    <style:style style:name="T36" style:family="text">
      <style:text-properties style:font-name="Garamond" fo:font-size="12pt" fo:font-style="italic" fo:font-weight="normal" style:font-size-asian="10.5pt" style:font-style-asian="italic" style:font-weight-asian="normal" style:font-size-complex="12pt" style:font-style-complex="italic" style:font-weight-complex="normal"/>
    </style:style>
    <style:style style:name="T37" style:family="text">
      <style:text-properties style:font-name="Garamond" fo:font-size="12pt" fo:font-style="italic" fo:font-weight="normal" officeooo:rsid="001655ce" style:font-size-asian="10.5pt" style:font-style-asian="italic" style:font-weight-asian="normal" style:font-size-complex="12pt" style:font-style-complex="italic" style:font-weight-complex="normal"/>
    </style:style>
    <style:style style:name="T38" style:family="text">
      <style:text-properties style:font-name="Garamond" fo:font-size="12pt" fo:font-style="italic" fo:font-weight="normal" officeooo:rsid="00142540" style:font-size-asian="10.5pt" style:font-style-asian="italic" style:font-weight-asian="normal" style:font-size-complex="12pt" style:font-style-complex="italic" style:font-weight-complex="normal"/>
    </style:style>
    <style:style style:name="T39" style:family="text">
      <style:text-properties style:font-name="Garamond" fo:font-size="12pt" fo:font-style="italic" fo:font-weight="normal" officeooo:rsid="0019fa13" style:font-size-asian="10.5pt" style:font-style-asian="italic" style:font-weight-asian="normal" style:font-size-complex="12pt" style:font-style-complex="italic" style:font-weight-complex="normal"/>
    </style:style>
    <style:style style:name="T40" style:family="text">
      <style:text-properties style:font-name="Garamond" fo:font-size="12pt" fo:font-style="italic" fo:font-weight="normal" officeooo:rsid="001ba095" style:font-size-asian="10.5pt" style:font-style-asian="italic" style:font-weight-asian="normal" style:font-size-complex="12pt" style:font-style-complex="italic" style:font-weight-complex="normal"/>
    </style:style>
    <style:style style:name="T41" style:family="text">
      <style:text-properties style:font-name="Garamond" fo:font-size="12pt" fo:font-style="italic" fo:font-weight="normal" officeooo:rsid="001be9fb" style:font-size-asian="10.5pt" style:font-style-asian="italic" style:font-weight-asian="normal" style:font-size-complex="12pt" style:font-style-complex="italic" style:font-weight-complex="normal"/>
    </style:style>
    <style:style style:name="T42" style:family="text">
      <style:text-properties style:font-name="Garamond" fo:font-size="12pt" fo:font-style="italic" fo:font-weight="normal" officeooo:rsid="001f24f2" style:font-size-asian="10.5pt" style:font-style-asian="italic" style:font-weight-asian="normal" style:font-size-complex="12pt" style:font-style-complex="italic" style:font-weight-complex="normal"/>
    </style:style>
    <style:style style:name="T43" style:family="text">
      <style:text-properties style:font-name="Garamond" fo:font-size="12pt" fo:font-style="italic" fo:font-weight="normal" officeooo:rsid="00149dc1" style:font-size-asian="10.5pt" style:font-style-asian="italic" style:font-weight-asian="normal" style:font-size-complex="12pt" style:font-style-complex="italic" style:font-weight-complex="normal"/>
    </style:style>
    <style:style style:name="T44" style:family="text">
      <style:text-properties style:font-name="Garamond" fo:font-size="12pt" fo:font-style="italic" fo:font-weight="normal" officeooo:rsid="0028ed44" style:font-size-asian="10.5pt" style:font-style-asian="italic" style:font-weight-asian="normal" style:font-size-complex="12pt" style:font-style-complex="italic" style:font-weight-complex="normal"/>
    </style:style>
    <style:style style:name="T45" style:family="text">
      <style:text-properties style:font-name="Garamond" fo:font-size="12pt" fo:font-style="italic" style:font-size-asian="10.5pt" style:font-style-asian="italic" style:font-size-complex="12pt" style:font-style-complex="italic"/>
    </style:style>
    <style:style style:name="T46" style:family="text">
      <style:text-properties style:font-name="Garamond" fo:font-size="12pt" fo:font-style="italic" officeooo:rsid="001655ce" style:font-size-asian="10.5pt" style:font-style-asian="italic" style:font-size-complex="12pt" style:font-style-complex="italic"/>
    </style:style>
    <style:style style:name="T47" style:family="text">
      <style:text-properties style:font-name="Garamond" fo:font-size="12pt" fo:font-style="normal" fo:font-weight="normal" officeooo:rsid="001ba095" style:font-size-asian="10.5pt" style:font-style-asian="normal" style:font-weight-asian="normal" style:font-size-complex="12pt" style:font-style-complex="normal" style:font-weight-complex="normal"/>
    </style:style>
    <style:style style:name="T48" style:family="text">
      <style:text-properties style:font-name="Garamond" fo:font-size="12pt" fo:font-style="normal" fo:font-weight="normal" officeooo:rsid="001be9fb" style:font-size-asian="10.5pt" style:font-style-asian="normal" style:font-weight-asian="normal" style:font-size-complex="12pt" style:font-style-complex="normal" style:font-weight-complex="normal"/>
    </style:style>
    <style:style style:name="T49" style:family="text">
      <style:text-properties style:font-name="Garamond" fo:font-size="12pt" fo:font-style="normal" fo:font-weight="normal" officeooo:rsid="001f24f2" style:font-size-asian="10.5pt" style:font-style-asian="normal" style:font-weight-asian="normal" style:font-size-complex="12pt" style:font-style-complex="normal" style:font-weight-complex="normal"/>
    </style:style>
    <style:style style:name="T50" style:family="text">
      <style:text-properties style:font-name="Garamond" fo:font-size="12pt" fo:font-style="normal" fo:font-weight="normal" officeooo:rsid="002407f1" style:font-size-asian="10.5pt" style:font-style-asian="normal" style:font-weight-asian="normal" style:font-size-complex="12pt" style:font-style-complex="normal" style:font-weight-complex="normal"/>
    </style:style>
    <style:style style:name="T51" style:family="text">
      <style:text-properties style:font-name="Garamond" officeooo:rsid="0026597f"/>
    </style:style>
    <style:style style:name="T52" style:family="text">
      <style:text-properties style:font-name="Garamond" officeooo:rsid="002a776f"/>
    </style:style>
    <style:style style:name="T53" style:family="text">
      <style:text-properties style:text-position="super 58%"/>
    </style:style>
    <style:style style:name="T54" style:family="text">
      <style:text-properties officeooo:rsid="0027061b"/>
    </style:style>
    <style:style style:name="T55" style:family="text">
      <style:text-properties officeooo:rsid="003729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ase Study </text:p>
      <text:p text:style-name="P29"/>
      <text:p text:style-name="P31">This case study aims to illustrate a specific instance where the partial ordering continual reassessment method (POCRM) performs unintuitively (2a in publication plan). We consider a setting with 6 dose levels and 3 partial orderings which can be expressed as:</text:p>
      <text:p text:style-name="P32"/>
      <text:p text:style-name="P10"><text:span text:style-name="T38">m</text:span><text:span text:style-name="T6"> = 1 : 1 → 2 → </text:span><text:span text:style-name="T17">3</text:span><text:span text:style-name="T6"> → </text:span><text:span text:style-name="T17">4</text:span><text:span text:style-name="T6"> → 5 → 6</text:span></text:p>
      <text:p text:style-name="P10"><text:span text:style-name="T38">m</text:span><text:span text:style-name="T6"> = 2 : 1 → 3 → 2 → 4 → </text:span><text:span text:style-name="T25">6</text:span><text:span text:style-name="T6"> → </text:span><text:span text:style-name="T25">5</text:span></text:p>
      <text:p text:style-name="P10"><text:span text:style-name="T38">m</text:span><text:span text:style-name="T6"> = 3 : 1 → 4 → 3 → 2 → </text:span><text:span text:style-name="T25">6</text:span><text:span text:style-name="T6"> → </text:span><text:span text:style-name="T25">5</text:span></text:p>
      <text:p text:style-name="P33"/>
      <text:p text:style-name="P25"><text:span text:style-name="T8">where </text:span><text:span text:style-name="T39">m</text:span><text:span text:style-name="T8"> is the ordering, </text:span><text:span text:style-name="T10">and the position of each dose level in </text:span><text:span text:style-name="T15">the</text:span><text:span text:style-name="T10"> toxicity ordering is represented by the its placement, where the leftmost dose level is the least toxic and the rightmost dose level is the most toxic. </text:span><text:span text:style-name="T6">Dose selection </text:span><text:span text:style-name="T7">for a target toxiticity </text:span><text:span text:style-name="T13">rate (TTR)</text:span><text:span text:style-name="T7"> of 0.40, </text:span><text:span text:style-name="T6">using POCRM</text:span><text:span text:style-name="T7">,</text:span><text:span text:style-name="T6"> is run assuming the following trial results:</text:span></text:p>
      <text:p text:style-name="P35"/>
      <text:p text:style-name="P4"><text:span text:style-name="T36">n</text:span><text:span text:style-name="T5"> = (0, 2, 1, 0, 0, 0)</text:span></text:p>
      <text:p text:style-name="P4"><text:span text:style-name="T36">y</text:span><text:span text:style-name="T5"> = (0, 1, 1, 0, 0, 0)</text:span></text:p>
      <text:p text:style-name="P33"/>
      <text:p text:style-name="P24"><text:span text:style-name="T11">where </text:span><text:span text:style-name="T40">n </text:span><text:span text:style-name="T47">is the number of patients assigned each dose level and </text:span><text:span text:style-name="T40">y </text:span><text:span text:style-name="T47">is the number of patients that suffered a dose limiting toxicity (DLT) at each dose level. The</text:span><text:span text:style-name="T40"> i</text:span><text:span text:style-name="T47">-th element in each vector corresponds to the</text:span><text:span text:style-name="T40"> i</text:span><text:span text:style-name="T47">-th dose level. For example, dose level 2 has been assigned to </text:span><text:span text:style-name="T50">2</text:span><text:span text:style-name="T47"> patient</text:span><text:span text:style-name="T50">s</text:span><text:span text:style-name="T47"> and 1 patient has suffered a DLT under this level.</text:span><text:span text:style-name="T40"> </text:span></text:p>
      <text:p text:style-name="P48"/>
      <text:p text:style-name="P24"><text:span text:style-name="T47">Given these results, the </text:span><text:span text:style-name="T9">POCRM approach recommends dose level </text:span><text:span text:style-name="T18">1</text:span><text:span text:style-name="T9"> as the next dose based on the following </text:span><text:span text:style-name="T23">ordering</text:span><text:span text:style-name="T9"> probabilities and dose toxicity estimates:</text:span></text:p>
      <text:p text:style-name="P36"/>
      <text:p text:style-name="P15"><text:span text:style-name="T32">POCRM </text:span><text:span text:style-name="T31">Run 1:</text:span></text:p>
      <text:p text:style-name="P17"><text:span text:style-name="T5">p(</text:span><text:span text:style-name="T36">m</text:span><text:span text:style-name="T5"> = 1) = 0.</text:span><text:span text:style-name="T17">38</text:span></text:p>
      <text:p text:style-name="P9"><text:span text:style-name="T5">p(</text:span><text:span text:style-name="T36">m</text:span><text:span text:style-name="T5"> = 2) = 0.</text:span><text:span text:style-name="T17">28</text:span></text:p>
      <text:p text:style-name="P17"><text:span text:style-name="T5">p(</text:span><text:span text:style-name="T36">m </text:span><text:span text:style-name="T5">= 3) = 0.</text:span><text:span text:style-name="T17">34</text:span></text:p>
      <text:p text:style-name="P37"/>
      <text:p text:style-name="P12"><text:span text:style-name="T37">POCRM e</text:span><text:span text:style-name="T43">stimated probability of toxicity for each dose</text:span><text:span text:style-name="T9"> = </text:span><text:span text:style-name="T7">(</text:span><text:span text:style-name="T8">0.3</text:span><text:span text:style-name="T17">8,</text:span><text:span text:style-name="T8"> 0.53, 0.6</text:span><text:span text:style-name="T17">7,</text:span><text:span text:style-name="T8"> </text:span><text:span text:style-name="T33">0.7</text:span><text:span text:style-name="T34">7</text:span><text:span text:style-name="T17">,</text:span><text:span text:style-name="T8"> 0.8</text:span><text:span text:style-name="T17">5,</text:span><text:span text:style-name="T8"> 0.</text:span><text:span text:style-name="T17">90</text:span><text:span text:style-name="T7">)</text:span></text:p>
      <text:p text:style-name="P41"/>
      <text:p text:style-name="P15"><text:span text:style-name="T13">where the estimated probability of </text:span><text:span text:style-name="T15">the</text:span><text:span text:style-name="T42"> m</text:span><text:span text:style-name="T49">-th</text:span><text:span text:style-name="T41"> </text:span><text:span text:style-name="T13">toxicity ordering is p(</text:span><text:span text:style-name="T41">m</text:span><text:span text:style-name="T48">)</text:span><text:span text:style-name="T13">, and the estimated probability of toxicity corresponding to the </text:span><text:span text:style-name="T41">i</text:span><text:span text:style-name="T48">-th dose is the </text:span><text:span text:style-name="T41">i</text:span><text:span text:style-name="T48">-th element in the given vector</text:span><text:span text:style-name="T13">. </text:span><text:span text:style-name="T8">No DLT is</text:span><text:span text:style-name="T7"> observed at the selected dose level </text:span><text:span text:style-name="T8">of </text:span><text:span text:style-name="T18">1</text:span><text:span text:style-name="T7"> </text:span><text:span text:style-name="T8">which gives the trial results expressed below. </text:span></text:p>
      <text:p text:style-name="P43"/>
      <text:p text:style-name="P5"><text:span text:style-name="T36">n</text:span><text:span text:style-name="T5"> = (1, 2, 1, 0, 0, 0)</text:span></text:p>
      <text:p text:style-name="P5"><text:span text:style-name="T39">y</text:span><text:span text:style-name="T8"> = (0, 1, 1, 0, 0, 0)</text:span></text:p>
      <text:p text:style-name="P44"/>
      <text:p text:style-name="P23"><text:span text:style-name="T8">Moreover, running POCRM on the </text:span><text:span text:style-name="T15">new data</text:span><text:span text:style-name="T8"> gives the next recommended dose level as level </text:span><text:span text:style-name="T19">4</text:span><text:span text:style-name="T8"> based on the following model probabilities and dose toxicity estimates:</text:span></text:p>
      <text:p text:style-name="P42"/>
      <text:p text:style-name="P6"><text:span text:style-name="T30">POCRM </text:span><text:span text:style-name="T27">Run 2: </text:span></text:p>
      <text:p text:style-name="P42"/>
      <text:p text:style-name="P18"><text:span text:style-name="T5">p(</text:span><text:span text:style-name="T36">m</text:span><text:span text:style-name="T5"> = 1) = </text:span><text:span text:style-name="T16">0.36</text:span></text:p>
      <text:p text:style-name="P18"><text:span text:style-name="T5">p(</text:span><text:span text:style-name="T36">m</text:span><text:span text:style-name="T5"> = 2) = </text:span><text:span text:style-name="T16">0.26</text:span></text:p>
      <text:p text:style-name="P18"><text:span text:style-name="T5">p(</text:span><text:span text:style-name="T36">m</text:span><text:span text:style-name="T5"> = 3) = </text:span><text:span text:style-name="T16">0.37</text:span></text:p>
      <text:p text:style-name="P38"/>
      <text:p text:style-name="P21"><text:span text:style-name="T46">POCRM e</text:span><text:span text:style-name="T45">stimated probability of toxicity for each dose</text:span><text:span text:style-name="T27"> = </text:span><text:span text:style-name="T28">(</text:span><text:span text:style-name="T29">0.19, 0.64, 0.50, </text:span><text:span text:style-name="T33">0.34</text:span><text:span text:style-name="T29">, 0.83, 0.75</text:span><text:span text:style-name="T28">)</text:span></text:p>
      <text:p text:style-name="P41"/>
      <text:p text:style-name="P26"><text:soft-page-break/><text:span text:style-name="T12">From the probabilities given in runs 1 and 2, it is clear that the POCRM approach has some unintuitive behaviour. After testing at dose level 1, the </text:span><text:span text:style-name="T15">selected</text:span><text:span text:style-name="T12"> ordering changes </text:span><text:span text:style-name="T13">from</text:span><text:span text:style-name="T12"> ordering </text:span><text:span text:style-name="T19">1</text:span><text:span text:style-name="T12"> to ordering 3, which is unexpected since dose level 1 has the lowest assumed toxicity in all 3 candidate orderings. Thus, it is unjustified for new data on dose level </text:span><text:span text:style-name="T13">1</text:span><text:span text:style-name="T12"> to lead to a change in </text:span><text:span text:style-name="T15">the selected ordering</text:span><text:span text:style-name="T12">. </text:span><text:span text:style-name="T14">T</text:span><text:span text:style-name="T13">he similarity in </text:span><text:span text:style-name="T14">the probability corresponding to</text:span><text:span text:style-name="T13"> dose </text:span><text:span text:style-name="T14">orderings </text:span><text:span text:style-name="T19">1</text:span><text:span text:style-name="T14"> and 3</text:span><text:span text:style-name="T13"> at </text:span><text:span text:style-name="T15">run 1</text:span><text:span text:style-name="T13"> i</text:span><text:span text:style-name="T14">s likely the cause of the sudden change in preference since a small change in the data has led to a change in the selected dose ordering for dose allocation.</text:span></text:p>
      <text:p text:style-name="P45"/>
      <text:p text:style-name="P26"><text:span text:style-name="T12">A consequence of the change in preferred orderings, is an fr</text:span><text:span text:style-name="T13">antic</text:span><text:span text:style-name="T12"> change in the probability of toxicity </text:span><text:span text:style-name="T13">estimated </text:span><text:span text:style-name="T12">for dose level 4</text:span><text:span text:style-name="T13">. The estimate corresponding to this dose level goes from being 0.</text:span><text:span text:style-name="T19">77</text:span><text:span text:style-name="T13"> at run 1, almost twice as high as the TTR, to 0.</text:span><text:span text:style-name="T19">34</text:span><text:span text:style-name="T13"> at run 2, which is below the TTR. This can be attributed to a change in the </text:span><text:span text:style-name="T15">selected</text:span><text:span text:style-name="T13"> ordering from ordering </text:span><text:span text:style-name="T19">1</text:span><text:span text:style-name="T13"> to ordering 3 where the placement of dose level 4 </text:span><text:span text:style-name="T19">goes from being considered to be more toxic than </text:span><text:span text:style-name="T24">dose levels</text:span><text:span text:style-name="T19"> 2 </text:span><text:span text:style-name="T24">and</text:span><text:span text:style-name="T19"> 3 to less toxic. This sudden change in the probability of toxicity estimate </text:span><text:span text:style-name="T24">is dangerous as it can be</text:span><text:span text:style-name="T19"> harmful to patients if the initial estimate of the probability of toxicity for dose level 4 were correct. </text:span></text:p>
      <text:p text:style-name="P30"/>
      <text:p text:style-name="P28"><text:span text:style-name="T51">C</text:span><text:span text:style-name="T1">ase Study – </text:span><text:span text:style-name="T52">Revisited </text:span></text:p>
      <text:p text:style-name="P46"/>
      <text:p text:style-name="P27"><text:span text:style-name="T21">We return to examine the previous case study, now applying the BMA approach instead of the POCRM. Assuming that we begin with the same trial results as for the POCRM, BMA recommends dose level 1 </text:span><text:span text:style-name="T24">as the next dose</text:span><text:span text:style-name="T21"> based on the following ordering probabilities and probability of toxicity estimates:</text:span></text:p>
      <text:p text:style-name="P47"/>
      <text:p text:style-name="P7">BMA Run 1:</text:p>
      <text:p text:style-name="P19"><text:span text:style-name="T5">p(</text:span><text:span text:style-name="T36">m</text:span><text:span text:style-name="T5"> = 1) = 0.</text:span><text:span text:style-name="T19">38</text:span></text:p>
      <text:p text:style-name="P11"><text:span text:style-name="T5">p(</text:span><text:span text:style-name="T36">m</text:span><text:span text:style-name="T5"> = 2) = 0.</text:span><text:span text:style-name="T19">28</text:span></text:p>
      <text:p text:style-name="P19"><text:span text:style-name="T5">p(</text:span><text:span text:style-name="T36">m </text:span><text:span text:style-name="T5">= 3) = 0.</text:span><text:span text:style-name="T19">34</text:span></text:p>
      <text:p text:style-name="P39"/>
      <text:p text:style-name="P11"><text:span text:style-name="T44">BMA</text:span><text:span text:style-name="T37"> e</text:span><text:span text:style-name="T43">stimated probability of toxicity for each dose</text:span><text:span text:style-name="T9"> = </text:span><text:span text:style-name="T7">(0.</text:span><text:span text:style-name="T19">34</text:span><text:span text:style-name="T8">,</text:span><text:span text:style-name="T7"> 0.6</text:span><text:span text:style-name="T8">4,</text:span><text:span text:style-name="T7"> 0.4</text:span><text:span text:style-name="T8">9,</text:span><text:span text:style-name="T7"> </text:span><text:span text:style-name="T31">0.75</text:span><text:span text:style-name="T7">, 0.89, 0.8</text:span><text:span text:style-name="T8">4</text:span><text:span text:style-name="T7">)</text:span></text:p>
      <text:p text:style-name="P34"/>
      <text:p text:style-name="P27"><text:span text:style-name="T6">A</text:span><text:span text:style-name="T21">ssuming that once again no DLT is observed under dose level 1, the BMA approach recommends dose level </text:span><text:span text:style-name="T26">3</text:span><text:span text:style-name="T21"> based on the following ordering probabilities and probability of toxicity estimates: </text:span></text:p>
      <text:p text:style-name="P34"/>
      <text:p text:style-name="P8">BMA Run <text:span text:style-name="T54">2</text:span>:</text:p>
      <text:p text:style-name="P20"><text:span text:style-name="T5">p(</text:span><text:span text:style-name="T36">m</text:span><text:span text:style-name="T5"> = 1) = 0.</text:span><text:span text:style-name="T19">3</text:span><text:span text:style-name="T20">6</text:span></text:p>
      <text:p text:style-name="P13"><text:span text:style-name="T5">p(</text:span><text:span text:style-name="T36">m</text:span><text:span text:style-name="T5"> = 2) = 0.</text:span><text:span text:style-name="T19">2</text:span><text:span text:style-name="T20">7</text:span></text:p>
      <text:p text:style-name="P20"><text:span text:style-name="T5">p(</text:span><text:span text:style-name="T36">m </text:span><text:span text:style-name="T5">= 3) = 0.</text:span><text:span text:style-name="T19">3</text:span><text:span text:style-name="T20">7</text:span></text:p>
      <text:p text:style-name="P40"/>
      <text:p text:style-name="P14"><text:span text:style-name="T44">BMA</text:span><text:span text:style-name="T37"> e</text:span><text:span text:style-name="T43">stimated probability of toxicity for each dose</text:span><text:span text:style-name="T9"> = </text:span><text:span text:style-name="T7">(0.</text:span><text:span text:style-name="T20">27</text:span><text:span text:style-name="T8">,</text:span><text:span text:style-name="T7"> 0.</text:span><text:span text:style-name="T20">54</text:span><text:span text:style-name="T8">,</text:span><text:span text:style-name="T7"> 0.</text:span><text:span text:style-name="T20">50</text:span><text:span text:style-name="T8">,</text:span><text:span text:style-name="T7"> </text:span><text:span text:style-name="T31">0.</text:span><text:span text:style-name="T35">56</text:span><text:span text:style-name="T7">, 0.</text:span><text:span text:style-name="T20">81</text:span><text:span text:style-name="T7">, 0.</text:span><text:span text:style-name="T20">79</text:span><text:span text:style-name="T7">)</text:span></text:p>
      <text:p text:style-name="P49"/>
      <text:p text:style-name="P16"><text:span text:style-name="T24">Since the ordering probabilities are computed in the same way for both methods, we have the same values for both</text:span><text:span text:style-name="T21">. </text:span><text:span text:style-name="T24">However, the ordering probabilities affect the estimates given by the BMA approach far less.</text:span><text:span text:style-name="T21"> </text:span><text:span text:style-name="T22">Dose level 4 saw the greatest change in probability of toxicity estimate under both approaches, due to the change in </text:span><text:span text:style-name="T24">ordering with highest probability</text:span><text:span text:style-name="T22">. T</text:span><text:span text:style-name="T21">he change in the estimate</text:span><text:span text:style-name="T22">d probability of toxicity</text:span><text:span text:style-name="T21"> for dose level 4 under BMA was (0.56 – 0.75)/0.75 = -25.33% while for the POCRM appraoch it was (0.34 – 0.77)/0.77 = -55.84% which is almost twice as high </text:span><text:span text:style-name="T22">relative to the BMA</text:span><text:span text:style-name="T21">. Moreover, the estimate for the POCRM approach went from being greater than </text:span><text:span text:style-name="T24">the TTR </text:span><text:span text:style-name="T21">to being lower </text:span><text:span text:style-name="T24">than it</text:span><text:span text:style-name="T21">, </text:span><text:span text:style-name="T24">whereas</text:span><text:span text:style-name="T21"> the estimate for the BMA approach did not </text:span><text:span text:style-name="T24">see this kind of change</text:span><text:span text:style-name="T21">.</text:span></text:p>
      <text:p text:style-name="P49"/>
      <text:p text:style-name="P49"/>
      <text:p text:style-name="P49"/>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42540"/>
    </style:style>
    <style:style style:name="MP2" style:family="paragraph" style:parent-style-name="Header">
      <style:text-properties style:font-name="Garamond" fo:font-size="12pt" officeooo:rsid="00142540" officeooo:paragraph-rsid="00142540" style:font-size-asian="12pt" style:font-size-complex="12pt"/>
    </style:style>
    <style:style style:name="MP3" style:family="paragraph" style:parent-style-name="Footer">
      <style:paragraph-properties fo:text-align="start" style:justify-single-word="false"/>
      <style:text-properties style:font-name="Garamond" officeooo:rsid="00142540" officeooo:paragraph-rsid="00142540"/>
    </style:style>
    <style:style style:name="MT1" style:family="text">
      <style:text-properties style:font-name="Garamond" fo:font-size="14pt" fo:font-weight="bold" officeooo:rsid="00142540" style:font-size-asian="14pt" style:font-weight-asian="bold" style:font-size-complex="14pt" style:font-weight-complex="bold"/>
    </style:style>
    <style:style style:name="MT2" style:family="text">
      <style:text-properties style:font-name="Garamond" fo:font-size="14pt" fo:font-weight="bold" officeooo:rsid="001ba095" style:font-size-asian="14pt" style:font-weight-asian="bold" style:font-size-complex="14pt" style:font-weight-complex="bold"/>
    </style:style>
    <style:style style:name="MT3" style:family="text">
      <style:text-properties style:font-name="Garamond" fo:font-size="14pt" officeooo:rsid="00142540" style:font-size-asian="14pt" style:font-size-complex="14pt"/>
    </style:style>
    <style:style style:name="MT4" style:family="text">
      <style:text-properties style:text-position="super 5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ayesian Model Averaging for </text:span><text:span text:style-name="MT2">POCRM</text:span><text:span text:style-name="MT1"> – Update </text:span><text:span text:style-name="MT3"><text:s/></text:span></text:p>
        <text:p text:style-name="MP2">Week of 13<text:span text:style-name="MT4">th</text:span> December 2021</text:p>
      </style:header>
      <style:footer>
        <text:p text:style-name="MP3">Luka Kovacevic <text:s text:c="13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5T14:24:37.529570528</meta:creation-date>
    <dc:date>2022-01-10T13:17:25.374036046</dc:date>
    <meta:editing-duration>PT19H44M57S</meta:editing-duration>
    <meta:editing-cycles>20</meta:editing-cycles>
    <meta:generator>LibreOffice/6.4.7.2$Linux_X86_64 LibreOffice_project/40$Build-2</meta:generator>
    <meta:document-statistic meta:table-count="0" meta:image-count="0" meta:object-count="0" meta:page-count="2" meta:paragraph-count="43" meta:word-count="943" meta:character-count="5131" meta:non-whitespace-character-count="4085"/>
  </office:meta>
</office:document-meta>
</file>